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7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3.316cm"/>
    </style:style>
    <style:style style:name="co9" style:family="table-column">
      <style:table-column-properties fo:break-before="auto" style:column-width="2.044cm"/>
    </style:style>
    <style:style style:name="co10" style:family="table-column">
      <style:table-column-properties fo:break-before="auto" style:column-width="2.293cm"/>
    </style:style>
    <style:style style:name="ro2" style:family="table-row">
      <style:table-row-properties style:row-height="0.497cm" fo:break-before="auto" style:use-optimal-row-height="true"/>
    </style:style>
    <style:style style:name="ro1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ta4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ta5" style:family="table" style:master-page-name="PageStyle_5f_Lis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1a1a1a" fo:padding="0.071cm" style:rotation-align="none"/>
    </style:style>
    <style:style style:name="ce6" style:family="table-cell" style:parent-style-name="Default" style:data-style-name="N10">
      <style:table-cell-properties style:diagonal-bl-tr="none" style:diagonal-tl-br="none" fo:border="0.31pt solid #1a1a1a" fo:padding="0.071cm"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1a1a1a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60"/>
    <style:style style:name="ce20" style:family="table-cell" style:parent-style-name="Default" style:data-style-name="N60">
      <style:table-cell-properties fo:wrap-option="wrap"/>
      <style:text-properties fo:color="#737373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42">
      <style:text-properties style:font-weight-asian="normal"/>
    </style:style>
    <style:style style:name="ce22" style:family="table-cell" style:parent-style-name="Default" style:data-style-name="N142"/>
  </office:automatic-styles>
  <office:body>
    <office:spreadsheet>
      <table:calculation-settings table:case-sensitive="false" table:automatic-find-labels="false" table:use-regular-expressions="false"/>
      <table:table table:name="List1" table:style-name="ta5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Default"/>
        <table:table-column table:style-name="co9" table:default-cell-style-name="Default"/>
        <table:table-column table:style-name="co10" table:default-cell-style-name="ce1"/>
        <table:table-column table:style-name="co7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růtokoměry</text:p>
          </table:table-cell>
          <table:table-cell table:style-name="ce2" office:value-type="string">
            <text:p>DM21</text:p>
          </table:table-cell>
          <table:table-cell table:style-name="ce2" office:value-type="string">
            <text:p>PR4000</text:p>
          </table:table-cell>
          <table:table-cell/>
          <table:table-cell table:style-name="ce15" office:value-type="string">
            <text:p>Avantes</text:p>
          </table:table-cell>
          <table:table-cell table:style-name="ce15" office:value-type="string">
            <text:p>Avaspec - 2040TBC-2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očat. hodnoty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.0158">
            <text:p>0,015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nula po měření</text:p>
          </table:table-cell>
          <table:table-cell table:style-name="ce3" office:value-type="float" office:value="0.63">
            <text:p>0,63</text:p>
          </table:table-cell>
          <table:table-cell table:style-name="ce3" office:value-type="float" office:value="0.0142">
            <text:p>0,0142</text:p>
          </table:table-cell>
          <table:table-cell office:value-type="string">
            <text:p>POUŽÍT TUTO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průtok argonu - kalibrace</text:p>
          </table:table-cell>
          <table:table-cell table:style-name="ce4"/>
          <table:table-cell table:number-columns-repeated="1022"/>
        </table:table-row>
        <table:table-row table:style-name="ro2">
          <table:table-cell table:number-columns-repeated="6"/>
          <table:table-cell table:style-name="ce4" office:value-type="string">
            <text:p>1,38 sccm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Bronkhorst kalibrovaný na dusík, oprava na Agron</text:p>
          </table:table-cell>
          <table:table-cell table:number-columns-repeated="2"/>
          <table:table-cell table:style-name="ce13"/>
          <table:table-cell table:number-columns-repeated="2" table:style-name="ce16" office:value-type="string">
            <text:p>po odečtu nuly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Bronkhorst</text:p>
          </table:table-cell>
          <table:table-cell table:style-name="ce5" office:value-type="string">
            <text:p>DM21 p [Pa]</text:p>
          </table:table-cell>
          <table:table-cell table:style-name="ce5" office:value-type="string">
            <text:p>PR4000 p [Pa]</text:p>
          </table:table-cell>
          <table:table-cell table:style-name="ce14" office:value-type="string">
            <text:p>Průtok [sccm]</text:p>
          </table:table-cell>
          <table:table-cell table:style-name="ce17" office:value-type="string">
            <text:p>Tlak (Leybold) [Pa]</text:p>
          </table:table-cell>
          <table:table-cell table:style-name="ce17" office:value-type="string">
            <text:p>Tlak (MKS) [Pa]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1">
            <text:p>10%</text:p>
          </table:table-cell>
          <table:table-cell table:style-name="ce5" office:value-type="float" office:value="0.87">
            <text:p>0,87</text:p>
          </table:table-cell>
          <table:table-cell table:style-name="ce5" office:value-type="float" office:value="0.23">
            <text:p>0,23</text:p>
          </table:table-cell>
          <table:table-cell table:style-name="ce14" table:formula="of:=[.A11]*1.39" office:value-type="float" office:value="0.139">
            <text:p>0,139</text:p>
          </table:table-cell>
          <table:table-cell table:style-name="ce18" table:formula="of:=[.B11]-[.B$4]" office:value-type="float" office:value="0.24">
            <text:p>0,24</text:p>
          </table:table-cell>
          <table:table-cell table:style-name="ce18" table:formula="of:=[.C11]-[.C$4]" office:value-type="float" office:value="0.2158">
            <text:p>0,21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2">
            <text:p>20%</text:p>
          </table:table-cell>
          <table:table-cell table:style-name="ce5" office:value-type="float" office:value="1.14">
            <text:p>1,14</text:p>
          </table:table-cell>
          <table:table-cell table:style-name="ce5" office:value-type="float" office:value="0.43">
            <text:p>0,43</text:p>
          </table:table-cell>
          <table:table-cell table:style-name="ce14" table:formula="of:=[.A12]*1.39" office:value-type="float" office:value="0.278">
            <text:p>0,278</text:p>
          </table:table-cell>
          <table:table-cell table:style-name="ce18" table:formula="of:=[.B12]-[.B$4]" office:value-type="float" office:value="0.51">
            <text:p>0,51</text:p>
          </table:table-cell>
          <table:table-cell table:style-name="ce18" table:formula="of:=[.C12]-[.C$4]" office:value-type="float" office:value="0.4158">
            <text:p>0,41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3">
            <text:p>30%</text:p>
          </table:table-cell>
          <table:table-cell table:style-name="ce5" office:value-type="float" office:value="1.35">
            <text:p>1,35</text:p>
          </table:table-cell>
          <table:table-cell table:style-name="ce5" office:value-type="float" office:value="0.61">
            <text:p>0,61</text:p>
          </table:table-cell>
          <table:table-cell table:style-name="ce14" table:formula="of:=[.A13]*1.39" office:value-type="float" office:value="0.417">
            <text:p>0,417</text:p>
          </table:table-cell>
          <table:table-cell table:style-name="ce18" table:formula="of:=[.B13]-[.B$4]" office:value-type="float" office:value="0.72">
            <text:p>0,72</text:p>
          </table:table-cell>
          <table:table-cell table:style-name="ce18" table:formula="of:=[.C13]-[.C$4]" office:value-type="float" office:value="0.5958">
            <text:p>0,5958</text:p>
          </table:table-cell>
          <table:table-cell table:number-columns-repeated="2"/>
          <table:table-cell office:value-type="string">
            <text:p>rtuťová linka</text:p>
          </table:table-cell>
          <table:table-cell table:style-name="ce1" office:value-type="float" office:value="435.833">
            <text:p>435,833</text:p>
          </table:table-cell>
          <table:table-cell table:number-columns-repeated="1014"/>
        </table:table-row>
        <table:table-row table:style-name="ro2">
          <table:table-cell table:style-name="ce6" office:value-type="percentage" office:value="0.4">
            <text:p>40%</text:p>
          </table:table-cell>
          <table:table-cell table:style-name="ce5" office:value-type="float" office:value="1.5">
            <text:p>1,5</text:p>
          </table:table-cell>
          <table:table-cell table:style-name="ce5" office:value-type="float" office:value="0.79">
            <text:p>0,79</text:p>
          </table:table-cell>
          <table:table-cell table:style-name="ce14" table:formula="of:=[.A14]*1.39" office:value-type="float" office:value="0.556">
            <text:p>0,556</text:p>
          </table:table-cell>
          <table:table-cell table:style-name="ce18" table:formula="of:=[.B14]-[.B$4]" office:value-type="float" office:value="0.87">
            <text:p>0,87</text:p>
          </table:table-cell>
          <table:table-cell table:style-name="ce18" table:formula="of:=[.C14]-[.C$4]" office:value-type="float" office:value="0.7758">
            <text:p>0,77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5">
            <text:p>50%</text:p>
          </table:table-cell>
          <table:table-cell table:style-name="ce5" office:value-type="float" office:value="1.7">
            <text:p>1,7</text:p>
          </table:table-cell>
          <table:table-cell table:style-name="ce5" office:value-type="float" office:value="0.97">
            <text:p>0,97</text:p>
          </table:table-cell>
          <table:table-cell table:style-name="ce14" table:formula="of:=[.A15]*1.39" office:value-type="float" office:value="0.695">
            <text:p>0,695</text:p>
          </table:table-cell>
          <table:table-cell table:style-name="ce18" table:formula="of:=[.B15]-[.B$4]" office:value-type="float" office:value="1.07">
            <text:p>1,07</text:p>
          </table:table-cell>
          <table:table-cell table:style-name="ce18" table:formula="of:=[.C15]-[.C$4]" office:value-type="float" office:value="0.9558">
            <text:p>0,95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6">
            <text:p>60%</text:p>
          </table:table-cell>
          <table:table-cell table:style-name="ce5" office:value-type="float" office:value="1.76">
            <text:p>1,76</text:p>
          </table:table-cell>
          <table:table-cell table:style-name="ce5" office:value-type="float" office:value="1.122">
            <text:p>1,122</text:p>
          </table:table-cell>
          <table:table-cell table:style-name="ce14" table:formula="of:=[.A16]*1.39" office:value-type="float" office:value="0.834">
            <text:p>0,834</text:p>
          </table:table-cell>
          <table:table-cell table:style-name="ce18" table:formula="of:=[.B16]-[.B$4]" office:value-type="float" office:value="1.13">
            <text:p>1,13</text:p>
          </table:table-cell>
          <table:table-cell table:style-name="ce18" table:formula="of:=[.C16]-[.C$4]" office:value-type="float" office:value="1.1078">
            <text:p>1,107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7">
            <text:p>70%</text:p>
          </table:table-cell>
          <table:table-cell table:style-name="ce5" office:value-type="float" office:value="1.91">
            <text:p>1,91</text:p>
          </table:table-cell>
          <table:table-cell table:style-name="ce5" office:value-type="float" office:value="1.2822">
            <text:p>1,2822</text:p>
          </table:table-cell>
          <table:table-cell table:style-name="ce14" table:formula="of:=[.A17]*1.39" office:value-type="float" office:value="0.973">
            <text:p>0,973</text:p>
          </table:table-cell>
          <table:table-cell table:style-name="ce18" table:formula="of:=[.B17]-[.B$4]" office:value-type="float" office:value="1.28">
            <text:p>1,28</text:p>
          </table:table-cell>
          <table:table-cell table:style-name="ce18" table:formula="of:=[.C17]-[.C$4]" office:value-type="float" office:value="1.268">
            <text:p>1,268</text:p>
          </table:table-cell>
          <table:table-cell table:number-columns-repeated="1018"/>
        </table:table-row>
        <table:table-row table:style-name="ro4">
          <table:table-cell table:style-name="ce6" office:value-type="percentage" office:value="0.8">
            <text:p>80%</text:p>
          </table:table-cell>
          <table:table-cell table:style-name="ce5" office:value-type="float" office:value="2.06">
            <text:p>2,06</text:p>
          </table:table-cell>
          <table:table-cell table:style-name="ce5" office:value-type="float" office:value="1.4336">
            <text:p>1,4336</text:p>
          </table:table-cell>
          <table:table-cell table:style-name="ce14" table:formula="of:=[.A18]*1.39" office:value-type="float" office:value="1.112">
            <text:p>1,112</text:p>
          </table:table-cell>
          <table:table-cell table:style-name="ce18" table:formula="of:=[.B18]-[.B$4]" office:value-type="float" office:value="1.43">
            <text:p>1,43</text:p>
          </table:table-cell>
          <table:table-cell table:style-name="ce18" table:formula="of:=[.C18]-[.C$4]" office:value-type="float" office:value="1.4194">
            <text:p>1,4194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9">
            <text:p>90%</text:p>
          </table:table-cell>
          <table:table-cell table:style-name="ce5" office:value-type="float" office:value="2.23">
            <text:p>2,23</text:p>
          </table:table-cell>
          <table:table-cell table:style-name="ce5" office:value-type="float" office:value="1.5794">
            <text:p>1,5794</text:p>
          </table:table-cell>
          <table:table-cell table:style-name="ce14" table:formula="of:=[.A19]*1.39" office:value-type="float" office:value="1.251">
            <text:p>1,251</text:p>
          </table:table-cell>
          <table:table-cell table:style-name="ce18" table:formula="of:=[.B19]-[.B$4]" office:value-type="float" office:value="1.6">
            <text:p>1,6</text:p>
          </table:table-cell>
          <table:table-cell table:style-name="ce18" table:formula="of:=[.C19]-[.C$4]" office:value-type="float" office:value="1.5652">
            <text:p>1,5652</text:p>
          </table:table-cell>
          <table:table-cell table:number-columns-repeated="1018"/>
        </table:table-row>
        <table:table-row table:style-name="ro2">
          <table:table-cell table:style-name="ce6" office:value-type="percentage" office:value="1">
            <text:p>100%</text:p>
          </table:table-cell>
          <table:table-cell table:style-name="ce5" office:value-type="float" office:value="2.34">
            <text:p>2,34</text:p>
          </table:table-cell>
          <table:table-cell table:style-name="ce5" office:value-type="float" office:value="1.7244">
            <text:p>1,7244</text:p>
          </table:table-cell>
          <table:table-cell table:style-name="ce14" table:formula="of:=[.A20]*1.39" office:value-type="float" office:value="1.39">
            <text:p>1,39</text:p>
          </table:table-cell>
          <table:table-cell table:style-name="ce18" table:formula="of:=[.B20]-[.B$4]" office:value-type="float" office:value="1.71">
            <text:p>1,71</text:p>
          </table:table-cell>
          <table:table-cell table:style-name="ce18" table:formula="of:=[.C20]-[.C$4]" office:value-type="float" office:value="1.7102">
            <text:p>1,710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(odečíst nulu!!!!)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Kyslík (rozsah 10 sccm)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14" office:value-type="string">
            <text:p>Průtok [sccm]</text:p>
          </table:table-cell>
          <table:table-cell table:style-name="ce17" office:value-type="string">
            <text:p>Tlak (Leybold) [Pa]</text:p>
          </table:table-cell>
          <table:table-cell table:style-name="ce17" office:value-type="string">
            <text:p>Tlak (MKS) [Pa]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5">
            <text:p>50%</text:p>
          </table:table-cell>
          <table:table-cell table:style-name="ce5" office:value-type="float" office:value="4.6">
            <text:p>4,6</text:p>
          </table:table-cell>
          <table:table-cell table:style-name="ce5" office:value-type="float" office:value="4.0664">
            <text:p>4,0664</text:p>
          </table:table-cell>
          <table:table-cell table:style-name="ce14" table:formula="of:=[.A28]*0.98*10" office:value-type="float" office:value="4.9">
            <text:p>4,9</text:p>
          </table:table-cell>
          <table:table-cell table:style-name="ce18" table:formula="of:=[.B28]-[.B$4]" office:value-type="float" office:value="3.97">
            <text:p>3,97</text:p>
          </table:table-cell>
          <table:table-cell table:style-name="ce18" table:formula="of:=[.C28]-[.C$4]" office:value-type="float" office:value="4.0522">
            <text:p>4,0522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6">
            <text:p>60%</text:p>
          </table:table-cell>
          <table:table-cell table:style-name="ce5" office:value-type="float" office:value="5.1">
            <text:p>5,1</text:p>
          </table:table-cell>
          <table:table-cell table:style-name="ce5" office:value-type="float" office:value="4.5906">
            <text:p>4,5906</text:p>
          </table:table-cell>
          <table:table-cell table:style-name="ce14" table:formula="of:=[.A29]*0.98*10" office:value-type="float" office:value="5.88">
            <text:p>5,88</text:p>
          </table:table-cell>
          <table:table-cell table:style-name="ce18" table:formula="of:=[.B29]-[.B$4]" office:value-type="float" office:value="4.47">
            <text:p>4,47</text:p>
          </table:table-cell>
          <table:table-cell table:style-name="ce18" table:formula="of:=[.C29]-[.C$4]" office:value-type="float" office:value="4.5764">
            <text:p>4,5764</text:p>
          </table:table-cell>
          <table:table-cell table:style-name="ce1" office:value-type="string">
            <text:p>keAR</text:p>
          </table:table-cell>
          <table:table-cell table:style-name="ce19" office:value-type="float" office:value="0.0000000000337">
            <text:p>3,37E-011</text:p>
          </table:table-cell>
          <table:table-cell table:style-name="Default"/>
          <table:table-cell table:style-name="ce19" office:value-type="float" office:value="3.37E-015">
            <text:p>3,37E-015</text:p>
          </table:table-cell>
          <table:table-cell table:number-columns-repeated="3"/>
          <table:table-cell table:style-name="ce19" office:value-type="float" office:value="0.0000000000108">
            <text:p>1,08E-011</text:p>
          </table:table-cell>
          <table:table-cell table:number-columns-repeated="1010"/>
        </table:table-row>
        <table:table-row table:style-name="ro5">
          <table:table-cell table:style-name="ce6" office:value-type="percentage" office:value="0.7">
            <text:p>70%</text:p>
          </table:table-cell>
          <table:table-cell table:style-name="ce5" office:value-type="float" office:value="5.6">
            <text:p>5,6</text:p>
          </table:table-cell>
          <table:table-cell table:style-name="ce5" office:value-type="float" office:value="5.087">
            <text:p>5,087</text:p>
          </table:table-cell>
          <table:table-cell table:style-name="ce14" table:formula="of:=[.A30]*0.98*10" office:value-type="float" office:value="6.86">
            <text:p>6,86</text:p>
          </table:table-cell>
          <table:table-cell table:style-name="ce18" table:formula="of:=[.B30]-[.B$4]" office:value-type="float" office:value="4.97">
            <text:p>4,97</text:p>
          </table:table-cell>
          <table:table-cell table:style-name="ce18" table:formula="of:=[.C30]-[.C$4]" office:value-type="float" office:value="5.0728">
            <text:p>5,0728</text:p>
          </table:table-cell>
          <table:table-cell table:style-name="ce1" office:value-type="string">
            <text:p>keO</text:p>
          </table:table-cell>
          <table:table-cell table:style-name="ce20" office:value-type="float" office:value="0.0000000000675">
            <text:p>6,75E-011</text:p>
          </table:table-cell>
          <table:table-cell table:style-name="Default"/>
          <table:table-cell table:style-name="ce20" office:value-type="float" office:value="6.75E-015">
            <text:p>6,75E-015</text:p>
          </table:table-cell>
          <table:table-cell table:number-columns-repeated="3"/>
          <table:table-cell table:style-name="ce19" office:value-type="float" office:value="0.0000000000218">
            <text:p>2,18E-011</text:p>
          </table:table-cell>
          <table:table-cell table:number-columns-repeated="1010"/>
        </table:table-row>
        <table:table-row table:style-name="ro5">
          <table:table-cell table:style-name="ce6" office:value-type="percentage" office:value="0.75">
            <text:p>75%</text:p>
          </table:table-cell>
          <table:table-cell table:style-name="ce5" office:value-type="float" office:value="5.9">
            <text:p>5,9</text:p>
          </table:table-cell>
          <table:table-cell table:style-name="ce5" office:value-type="float" office:value="5.3333">
            <text:p>5,3333</text:p>
          </table:table-cell>
          <table:table-cell table:style-name="ce14" table:formula="of:=[.A31]*0.98*10" office:value-type="float" office:value="7.35">
            <text:p>7,35</text:p>
          </table:table-cell>
          <table:table-cell table:style-name="ce18" table:formula="of:=[.B31]-[.B$4]" office:value-type="float" office:value="5.27">
            <text:p>5,27</text:p>
          </table:table-cell>
          <table:table-cell table:style-name="ce18" table:formula="of:=[.C31]-[.C$4]" office:value-type="float" office:value="5.3191">
            <text:p>5,3191</text:p>
          </table:table-cell>
          <table:table-cell table:style-name="ce1" office:value-type="string">
            <text:p>kde02</text:p>
          </table:table-cell>
          <table:table-cell table:style-name="ce20" office:value-type="float" office:value="0.00000000000133">
            <text:p>1,33E-012</text:p>
          </table:table-cell>
          <table:table-cell table:style-name="Default"/>
          <table:table-cell table:style-name="ce20" office:value-type="float" office:value="1.33E-016">
            <text:p>1,33E-016</text:p>
          </table:table-cell>
          <table:table-cell table:number-columns-repeated="3"/>
          <table:table-cell table:style-name="ce19" office:value-type="float" office:value="0.000000000000271">
            <text:p>2,71E-013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/>
          <table:table-cell table:style-name="ce1" office:value-type="string">
            <text:p>A</text:p>
          </table:table-cell>
          <table:table-cell table:formula="of:=(2*([.H30]/[.H29]) - [.H31]/[.H29])" office:value-type="float" office:value="3.96646884272997">
            <text:p>3,9664688427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2">
          <table:table-cell office:value-type="string">
            <text:p>korekce pro kyslík 0,98</text:p>
          </table:table-cell>
          <table:table-cell table:number-columns-repeated="4"/>
          <table:table-cell table:style-name="Default"/>
          <table:table-cell table:style-name="ce1" office:value-type="string">
            <text:p>G</text:p>
          </table:table-cell>
          <table:table-cell table:formula="of:=(9.66/15.8)*(47451162/94668120)*(762.8/844)*(3.22/12.2)" office:value-type="float" office:value="0.0731016900600453">
            <text:p>0,0731016901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2">
          <table:table-cell table:number-columns-repeated="5"/>
          <table:table-cell table:style-name="Default"/>
          <table:table-cell table:style-name="ce1" office:value-type="string">
            <text:p>kde</text:p>
          </table:table-cell>
          <table:table-cell table:formula="of:=[.H31]/[.H29]" office:value-type="float" office:value="0.0394658753709199">
            <text:p>0,0394658754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2">
          <table:table-cell table:style-name="ce4" office:value-type="string">
            <text:p>Měření:</text:p>
          </table:table-cell>
          <table:table-cell table:number-columns-repeated="4"/>
          <table:table-cell table:style-name="Default"/>
          <table:table-cell table:style-name="ce1" office:value-type="string">
            <text:p>ke</text:p>
          </table:table-cell>
          <table:table-cell table:formula="of:=[.H30]/[.H29]" office:value-type="float" office:value="2.00296735905044">
            <text:p>2,0029673591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 = 9,1 Pa</text:p>
          </table:table-cell>
          <table:table-cell table:style-name="ce3" office:value-type="string">
            <text:p>Ar</text:p>
          </table:table-cell>
          <table:table-cell table:style-name="ce3" office:value-type="string">
            <text:p>O2</text:p>
          </table:table-cell>
          <table:table-cell table:number-columns-repeated="1021"/>
        </table:table-row>
        <table:table-row table:style-name="ro2">
          <table:table-cell/>
          <table:table-cell table:number-columns-repeated="2" table:style-name="ce11" office:value-type="percentage" office:value="0.5">
            <text:p>50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1) měníme výkon při koncentracích Ar 50% a O2 50% <text:s text:c="2"/>Argon (rozsah 1 sccm)</text:p>
          </table:table-cell>
          <table:table-cell table:style-name="ce4" table:number-columns-repeated="3"/>
          <table:table-cell/>
          <table:table-cell office:value-type="string">
            <text:p>poměr</text:p>
          </table:table-cell>
          <table:table-cell table:formula="of:=4.0659/0.92" office:value-type="float" office:value="4.41945652173913">
            <text:p>4,4194565217</text:p>
          </table:table-cell>
          <table:table-cell table:formula="of:=4.0659/(0.92+4.0659)" office:value-type="float" office:value="0.815479652620389">
            <text:p>0,8154796526</text:p>
          </table:table-cell>
          <table:table-cell table:number-columns-repeated="1016"/>
        </table:table-row>
        <table:table-row table:style-name="ro2">
          <table:table-cell office:value-type="string">
            <text:p>p = 9,1 Pa</text:p>
          </table:table-cell>
          <table:table-cell office:value-type="float" office:value="8.5">
            <text:p>8,5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znač.</text:p>
          </table:table-cell>
          <table:table-cell table:style-name="ce2" office:value-type="string">
            <text:p>P [W]</text:p>
          </table:table-cell>
          <table:table-cell table:style-name="ce2" office:value-type="string">
            <text:p>Ar</text:p>
          </table:table-cell>
          <table:table-cell table:style-name="ce2" office:value-type="string">
            <text:p>O2</text:p>
          </table:table-cell>
          <table:table-cell office:value-type="string">
            <text:p>IAR</text:p>
          </table:table-cell>
          <table:table-cell office:value-type="string">
            <text:p>IO</text:p>
          </table:table-cell>
          <table:table-cell office:value-type="string">
            <text:p>vzorec</text:p>
          </table:table-cell>
          <table:table-cell office:value-type="string">
            <text:p>alpha</text:p>
          </table:table-cell>
          <table:table-cell office:value-type="string">
            <text:p>[O]</text:p>
          </table:table-cell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float" office:value="40">
            <text:p>40</text:p>
          </table:table-cell>
          <table:table-cell table:number-columns-repeated="2" table:style-name="ce12" office:value-type="percentage" office:value="0.5">
            <text:p>50%</text:p>
          </table:table-cell>
          <table:table-cell office:value-type="float" office:value="2965">
            <text:p>2965</text:p>
          </table:table-cell>
          <table:table-cell office:value-type="float" office:value="640">
            <text:p>640</text:p>
          </table:table-cell>
          <table:table-cell table:formula="of:=(1 / ([.$G$40]*[.$H$33]) ) *([.F43]/[.E43])" office:value-type="float" office:value="0.668126954358632">
            <text:p>0,6681269544</text:p>
          </table:table-cell>
          <table:table-cell table:formula="of:=( (1 / ([.$G$40]*[.$H$33]) ) *([.F43]/[.E43]) - ([.$H$31]/[.$H$29]) )/[.$H$32]" office:value-type="float" office:value="0.158493890640277">
            <text:p>0,1584938906</text:p>
          </table:table-cell>
          <table:table-cell table:style-name="Default" table:formula="of:=(8.5*[.$H$40]*[.H43]*2)/(273*1.38E-023)" office:value-type="float" office:value="5.83220584219989E+020">
            <text:p>583220584219989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3</text:p>
          </table:table-cell>
          <table:table-cell table:style-name="ce3" office:value-type="float" office:value="35">
            <text:p>35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2793">
            <text:p>2793</text:p>
          </table:table-cell>
          <table:table-cell office:value-type="float" office:value="671">
            <text:p>671</text:p>
          </table:table-cell>
          <table:table-cell table:formula="of:=(1 / ([.$G$40]*[.$H$33]) ) *([.F44]/[.E44])" office:value-type="float" office:value="0.743627258772385">
            <text:p>0,7436272588</text:p>
          </table:table-cell>
          <table:table-cell table:formula="of:=( (1 / ([.$G$40]*[.$H$33]) ) *([.F44]/[.E44]) - ([.$H$31]/[.$H$29]) )/[.$H$32]" office:value-type="float" office:value="0.177528530116177">
            <text:p>0,1775285301</text:p>
          </table:table-cell>
          <table:table-cell table:style-name="Default" table:formula="of:=(8.5*[.$H$40]*[.H44]*2)/(273*1.38E-023)" office:value-type="float" office:value="6.53263621908722E+020">
            <text:p>653263621908722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4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2689">
            <text:p>2689</text:p>
          </table:table-cell>
          <table:table-cell office:value-type="float" office:value="632">
            <text:p>632</text:p>
          </table:table-cell>
          <table:table-cell table:formula="of:=(1 / ([.$G$40]*[.$H$33]) ) *([.F45]/[.E45])" office:value-type="float" office:value="0.727494966317377">
            <text:p>0,7274949663</text:p>
          </table:table-cell>
          <table:table-cell table:formula="of:=( (1 / ([.$G$40]*[.$H$33]) ) *([.F45]/[.E45]) - ([.$H$31]/[.$H$29]) )/[.$H$32]" office:value-type="float" office:value="0.173461362795658">
            <text:p>0,1734613628</text:p>
          </table:table-cell>
          <table:table-cell table:style-name="Default" table:formula="of:=(8.5*[.$H$40]*[.H45]*2)/(273*1.38E-023)" office:value-type="float" office:value="6.38297393928508E+020">
            <text:p>638297393928508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5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2548">
            <text:p>2548</text:p>
          </table:table-cell>
          <table:table-cell office:value-type="float" office:value="575">
            <text:p>575</text:p>
          </table:table-cell>
          <table:table-cell table:formula="of:=(1 / ([.$G$40]*[.$H$33]) ) *([.F46]/[.E46])" office:value-type="float" office:value="0.698509211460074">
            <text:p>0,6985092115</text:p>
          </table:table-cell>
          <table:table-cell table:formula="of:=( (1 / ([.$G$40]*[.$H$33]) ) *([.F46]/[.E46]) - ([.$H$31]/[.$H$29]) )/[.$H$32]" office:value-type="float" office:value="0.166153665191924">
            <text:p>0,1661536652</text:p>
          </table:table-cell>
          <table:table-cell table:style-name="Default" table:formula="of:=(8.5*[.$H$40]*[.H46]*2)/(273*1.38E-023)" office:value-type="float" office:value="6.11406769636713E+020">
            <text:p>611406769636713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6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2374">
            <text:p>2374</text:p>
          </table:table-cell>
          <table:table-cell office:value-type="float" office:value="522">
            <text:p>522</text:p>
          </table:table-cell>
          <table:table-cell table:formula="of:=(1 / ([.$G$40]*[.$H$33]) ) *([.F47]/[.E47])" office:value-type="float" office:value="0.6806024451542">
            <text:p>0,6806024452</text:p>
          </table:table-cell>
          <table:table-cell table:formula="of:=( (1 / ([.$G$40]*[.$H$33]) ) *([.F47]/[.E47]) - ([.$H$31]/[.$H$29]) )/[.$H$32]" office:value-type="float" office:value="0.161639129211465">
            <text:p>0,1616391292</text:p>
          </table:table-cell>
          <table:table-cell table:style-name="Default" table:formula="of:=(8.5*[.$H$40]*[.H47]*2)/(273*1.38E-023)" office:value-type="float" office:value="5.9479432923684E+020">
            <text:p>594794329236840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7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2158">
            <text:p>2158</text:p>
          </table:table-cell>
          <table:table-cell office:value-type="float" office:value="444">
            <text:p>444</text:p>
          </table:table-cell>
          <table:table-cell table:formula="of:=(1 / ([.$G$40]*[.$H$33]) ) *([.F48]/[.E48])" office:value-type="float" office:value="0.636847203961252">
            <text:p>0,636847204</text:p>
          </table:table-cell>
          <table:table-cell table:formula="of:=( (1 / ([.$G$40]*[.$H$33]) ) *([.F48]/[.E48]) - ([.$H$31]/[.$H$29]) )/[.$H$32]" office:value-type="float" office:value="0.150607845990081">
            <text:p>0,150607846</text:p>
          </table:table-cell>
          <table:table-cell table:style-name="Default" table:formula="of:=(8.5*[.$H$40]*[.H48]*2)/(273*1.38E-023)" office:value-type="float" office:value="5.54201777567618E+020">
            <text:p>554201777567618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8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1843">
            <text:p>1843</text:p>
          </table:table-cell>
          <table:table-cell office:value-type="float" office:value="362">
            <text:p>362</text:p>
          </table:table-cell>
          <table:table-cell table:formula="of:=(1 / ([.$G$40]*[.$H$33]) ) *([.F49]/[.E49])" office:value-type="float" office:value="0.607976722668331">
            <text:p>0,6079767227</text:p>
          </table:table-cell>
          <table:table-cell table:formula="of:=( (1 / ([.$G$40]*[.$H$33]) ) *([.F49]/[.E49]) - ([.$H$31]/[.$H$29]) )/[.$H$32]" office:value-type="float" office:value="0.143329210398165">
            <text:p>0,1433292104</text:p>
          </table:table-cell>
          <table:table-cell table:style-name="Default" table:formula="of:=(8.5*[.$H$40]*[.H49]*2)/(273*1.38E-023)" office:value-type="float" office:value="5.27418094707082E+020">
            <text:p>527418094707082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2) měníme výkon při koncentracích Ar 25% a O2 50%</text:p>
          </table:table-cell>
          <table:table-cell table:style-name="ce4" table:number-columns-repeated="3"/>
          <table:table-cell table:number-columns-repeated="1020"/>
        </table:table-row>
        <table:table-row table:style-name="ro5">
          <table:table-cell office:value-type="string">
            <text:p>p = 9,2 Pa</text:p>
          </table:table-cell>
          <table:table-cell office:value-type="float" office:value="8.5">
            <text:p>8,5</text:p>
          </table:table-cell>
          <table:table-cell table:number-columns-repeated="5"/>
          <table:table-cell table:formula="of:=4.0659/0.515" office:value-type="float" office:value="7.89495145631068">
            <text:p>7,8949514563</text:p>
          </table:table-cell>
          <table:table-cell table:style-name="Default" table:formula="of:=4.0659/(0.515+4.0659)" office:value-type="float" office:value="0.887576677072191">
            <text:p>0,887576677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znač.</text:p>
          </table:table-cell>
          <table:table-cell table:style-name="ce2" office:value-type="string">
            <text:p>P [W]</text:p>
          </table:table-cell>
          <table:table-cell table:style-name="ce2" office:value-type="string">
            <text:p>Ar</text:p>
          </table:table-cell>
          <table:table-cell table:style-name="ce2" office:value-type="string">
            <text:p>O2</text:p>
          </table:table-cell>
          <table:table-cell office:value-type="string">
            <text:p>IAR</text:p>
          </table:table-cell>
          <table:table-cell office:value-type="string">
            <text:p>IO</text:p>
          </table:table-cell>
          <table:table-cell office:value-type="string">
            <text:p>vzorec</text:p>
          </table:table-cell>
          <table:table-cell office:value-type="string">
            <text:p>alpha</text:p>
          </table:table-cell>
          <table:table-cell office:value-type="string">
            <text:p>[O]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9</text:p>
          </table:table-cell>
          <table:table-cell table:style-name="ce3" office:value-type="float" office:value="10">
            <text:p>1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002">
            <text:p>1002</text:p>
          </table:table-cell>
          <table:table-cell office:value-type="float" office:value="380">
            <text:p>380</text:p>
          </table:table-cell>
          <table:table-cell table:formula="of:=(1 / ([.$H$52]*[.$H$33]) ) *([.F54]/[.E54])" office:value-type="float" office:value="0.65711138750026">
            <text:p>0,6571113875</text:p>
          </table:table-cell>
          <table:table-cell table:style-name="ce21" table:formula="of:=( [.G54] - ([.$H$31]/[.$H$29]) )/[.$H$32]" office:value-type="float" office:value="0.155716718476537">
            <text:p>0,1557</text:p>
          </table:table-cell>
          <table:table-cell table:style-name="Default" table:formula="of:=(8.5*[.$I$52]*[.H54]*2)/(273*1.38E-023)" office:value-type="float" office:value="6.23660606346511E+020">
            <text:p>623660606346511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0</text:p>
          </table:table-cell>
          <table:table-cell table:style-name="ce3" office:value-type="float" office:value="15">
            <text:p>1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152">
            <text:p>1152</text:p>
          </table:table-cell>
          <table:table-cell office:value-type="float" office:value="504">
            <text:p>504</text:p>
          </table:table-cell>
          <table:table-cell table:formula="of:=(1 / ([.$H$52]*[.$H$33]) ) *([.F55]/[.E55])" office:value-type="float" office:value="0.758055801303753">
            <text:p>0,7580558013</text:p>
          </table:table-cell>
          <table:table-cell table:style-name="ce21" table:formula="of:=( [.G55] - ([.$H$31]/[.$H$29]) )/[.$H$32]" office:value-type="float" office:value="0.181166159227474">
            <text:p>0,1812</text:p>
          </table:table-cell>
          <table:table-cell table:style-name="Default" table:formula="of:=(8.5*[.$I$52]*[.H55]*2)/(273*1.38E-023)" office:value-type="float" office:value="7.25588092394199E+020">
            <text:p>725588092394199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1</text:p>
          </table:table-cell>
          <table:table-cell table:style-name="ce3" office:value-type="float" office:value="20">
            <text:p>2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245">
            <text:p>1245</text:p>
          </table:table-cell>
          <table:table-cell office:value-type="float" office:value="588">
            <text:p>588</text:p>
          </table:table-cell>
          <table:table-cell table:formula="of:=(1 / ([.$H$52]*[.$H$33]) ) *([.F56]/[.E56])" office:value-type="float" office:value="0.81833493731104">
            <text:p>0,8183349373</text:p>
          </table:table-cell>
          <table:table-cell table:style-name="ce21" table:formula="of:=( [.G56] - ([.$H$31]/[.$H$29]) )/[.$H$32]" office:value-type="float" office:value="0.196363337976974">
            <text:p>0,1964</text:p>
          </table:table-cell>
          <table:table-cell table:style-name="Default" table:formula="of:=(8.5*[.$I$52]*[.H56]*2)/(273*1.38E-023)" office:value-type="float" office:value="7.86454271738307E+020">
            <text:p>786454271738307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2</text:p>
          </table:table-cell>
          <table:table-cell table:style-name="ce3" office:value-type="float" office:value="25">
            <text:p>2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316">
            <text:p>1316</text:p>
          </table:table-cell>
          <table:table-cell office:value-type="float" office:value="647">
            <text:p>647</text:p>
          </table:table-cell>
          <table:table-cell table:formula="of:=(1 / ([.$H$52]*[.$H$33]) ) *([.F57]/[.E57])" office:value-type="float" office:value="0.851866441065616">
            <text:p>0,8518664411</text:p>
          </table:table-cell>
          <table:table-cell table:style-name="ce21" table:formula="of:=( [.G57] - ([.$H$31]/[.$H$29]) )/[.$H$32]" office:value-type="float" office:value="0.204817079852706">
            <text:p>0,2048</text:p>
          </table:table-cell>
          <table:table-cell table:style-name="Default" table:formula="of:=(8.5*[.$I$52]*[.H57]*2)/(273*1.38E-023)" office:value-type="float" office:value="8.2031233037002E+020">
            <text:p>820312330370020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3</text:p>
          </table:table-cell>
          <table:table-cell table:style-name="ce3" office:value-type="float" office:value="30">
            <text:p>3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378">
            <text:p>1378</text:p>
          </table:table-cell>
          <table:table-cell office:value-type="float" office:value="722">
            <text:p>722</text:p>
          </table:table-cell>
          <table:table-cell table:formula="of:=(1 / ([.$H$52]*[.$H$33]) ) *([.F58]/[.E58])" office:value-type="float" office:value="0.907843729697383">
            <text:p>0,9078437297</text:p>
          </table:table-cell>
          <table:table-cell table:style-name="ce21" table:formula="of:=( [.G58] - ([.$H$31]/[.$H$29]) )/[.$H$32]" office:value-type="float" office:value="0.218929705175446">
            <text:p>0,2189</text:p>
          </table:table-cell>
          <table:table-cell table:style-name="Default" table:formula="of:=(8.5*[.$I$52]*[.H58]*2)/(273*1.38E-023)" office:value-type="float" office:value="8.76834767729543E+020">
            <text:p>876834767729543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4</text:p>
          </table:table-cell>
          <table:table-cell table:style-name="ce3" office:value-type="float" office:value="35">
            <text:p>3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429">
            <text:p>1429</text:p>
          </table:table-cell>
          <table:table-cell office:value-type="float" office:value="792">
            <text:p>792</text:p>
          </table:table-cell>
          <table:table-cell table:formula="of:=(1 / ([.$H$52]*[.$H$33]) ) *([.F59]/[.E59])" office:value-type="float" office:value="0.960320215347512">
            <text:p>0,9603202153</text:p>
          </table:table-cell>
          <table:table-cell table:style-name="ce21" table:formula="of:=( [.G59] - ([.$H$31]/[.$H$29]) )/[.$H$32]" office:value-type="float" office:value="0.232159731108036">
            <text:p>0,2322</text:p>
          </table:table-cell>
          <table:table-cell table:style-name="Default" table:formula="of:=(8.5*[.$I$52]*[.H59]*2)/(273*1.38E-023)" office:value-type="float" office:value="9.29822308668139E+020">
            <text:p>929822308668139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5</text:p>
          </table:table-cell>
          <table:table-cell table:style-name="ce3" office:value-type="float" office:value="40">
            <text:p>4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477">
            <text:p>1477</text:p>
          </table:table-cell>
          <table:table-cell office:value-type="float" office:value="855">
            <text:p>855</text:p>
          </table:table-cell>
          <table:table-cell table:formula="of:=(1 / ([.$H$52]*[.$H$33]) ) *([.F60]/[.E60])" office:value-type="float" office:value="1.00301802513157">
            <text:p>1,0030180251</text:p>
          </table:table-cell>
          <table:table-cell table:style-name="ce21" table:formula="of:=( [.G60] - ([.$H$31]/[.$H$29]) )/[.$H$32]" office:value-type="float" office:value="0.242924421687245">
            <text:p>0,2429</text:p>
          </table:table-cell>
          <table:table-cell table:style-name="Default" table:formula="of:=(8.5*[.$I$52]*[.H60]*2)/(273*1.38E-023)" office:value-type="float" office:value="9.72935941677133E+020">
            <text:p>97293594167713300000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p = 12,7 Pa</text:p>
          </table:table-cell>
          <table:table-cell office:value-type="float" office:value="12.1">
            <text:p>12,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znač.</text:p>
          </table:table-cell>
          <table:table-cell table:style-name="ce2" office:value-type="string">
            <text:p>P [W]</text:p>
          </table:table-cell>
          <table:table-cell table:style-name="ce2" office:value-type="string">
            <text:p>Ar</text:p>
          </table:table-cell>
          <table:table-cell table:style-name="ce2" office:value-type="string">
            <text:p>O2</text:p>
          </table:table-cell>
          <table:table-cell office:value-type="string">
            <text:p>IAR</text:p>
          </table:table-cell>
          <table:table-cell office:value-type="string">
            <text:p>IO</text:p>
          </table:table-cell>
          <table:table-cell office:value-type="string">
            <text:p>vzorec</text:p>
          </table:table-cell>
          <table:table-cell office:value-type="string">
            <text:p>alpha</text:p>
          </table:table-cell>
          <table:table-cell office:value-type="string">
            <text:p>[O]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6</text:p>
          </table:table-cell>
          <table:table-cell table:style-name="ce3" office:value-type="float" office:value="40">
            <text:p>4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593">
            <text:p>1593</text:p>
          </table:table-cell>
          <table:table-cell office:value-type="float" office:value="889">
            <text:p>889</text:p>
          </table:table-cell>
          <table:table-cell table:formula="of:=(1 / ([.$H$52]*[.$H$33]) ) *([.F65]/[.E65])" office:value-type="float" office:value="0.966961323445842">
            <text:p>0,9669613234</text:p>
          </table:table-cell>
          <table:table-cell table:style-name="ce22" table:formula="of:=( [.G65] - ([.$H$31]/[.$H$29]) )/[.$H$32]" office:value-type="float" office:value="0.233834043540996">
            <text:p>0,2338</text:p>
          </table:table-cell>
          <table:table-cell table:style-name="Default" table:formula="of:=(12.1*[.$I$52]*[.H65]*2)/(273*1.38E-023)" office:value-type="float" office:value="1.3331752851117E+021">
            <text:p>1333175285111700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7</text:p>
          </table:table-cell>
          <table:table-cell table:style-name="ce3" office:value-type="float" office:value="35">
            <text:p>3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523">
            <text:p>1523</text:p>
          </table:table-cell>
          <table:table-cell office:value-type="float" office:value="838">
            <text:p>838</text:p>
          </table:table-cell>
          <table:table-cell table:formula="of:=(1 / ([.$H$52]*[.$H$33]) ) *([.F66]/[.E66])" office:value-type="float" office:value="0.953382626759284">
            <text:p>0,9533826268</text:p>
          </table:table-cell>
          <table:table-cell table:style-name="ce22" table:formula="of:=( [.G66] - ([.$H$31]/[.$H$29]) )/[.$H$32]" office:value-type="float" office:value="0.230410671966693">
            <text:p>0,2304</text:p>
          </table:table-cell>
          <table:table-cell table:style-name="Default" table:formula="of:=(12.1*[.$I$52]*[.H66]*2)/(273*1.38E-023)" office:value-type="float" office:value="1.31365736417298E+021">
            <text:p>1313657364172980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8</text:p>
          </table:table-cell>
          <table:table-cell table:style-name="ce3" office:value-type="float" office:value="30">
            <text:p>3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457">
            <text:p>1457</text:p>
          </table:table-cell>
          <table:table-cell office:value-type="float" office:value="758">
            <text:p>758</text:p>
          </table:table-cell>
          <table:table-cell table:formula="of:=(1 / ([.$H$52]*[.$H$33]) ) *([.F67]/[.E67])" office:value-type="float" office:value="0.901431587235211">
            <text:p>0,9014315872</text:p>
          </table:table-cell>
          <table:table-cell table:style-name="ce22" table:formula="of:=( [.G67] - ([.$H$31]/[.$H$29]) )/[.$H$32]" office:value-type="float" office:value="0.217313118050622">
            <text:p>0,2173</text:p>
          </table:table-cell>
          <table:table-cell table:style-name="Default" table:formula="of:=(12.1*[.$I$52]*[.H67]*2)/(273*1.38E-023)" office:value-type="float" office:value="1.23898331367159E+021">
            <text:p>1238983313671590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9</text:p>
          </table:table-cell>
          <table:table-cell table:style-name="ce3" office:value-type="float" office:value="25">
            <text:p>2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387">
            <text:p>1387</text:p>
          </table:table-cell>
          <table:table-cell office:value-type="float" office:value="680">
            <text:p>680</text:p>
          </table:table-cell>
          <table:table-cell table:formula="of:=(1 / ([.$H$52]*[.$H$33]) ) *([.F68]/[.E68])" office:value-type="float" office:value="0.849484717085677">
            <text:p>0,8494847171</text:p>
          </table:table-cell>
          <table:table-cell table:style-name="ce22" table:formula="of:=( [.G68] - ([.$H$31]/[.$H$29]) )/[.$H$32]" office:value-type="float" office:value="0.204216615289798">
            <text:p>0,2042</text:p>
          </table:table-cell>
          <table:table-cell table:style-name="Default" table:formula="of:=(12.1*[.$I$52]*[.H68]*2)/(273*1.38E-023)" office:value-type="float" office:value="1.16431525619917E+021">
            <text:p>1164315256199170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20</text:p>
          </table:table-cell>
          <table:table-cell table:style-name="ce3" office:value-type="float" office:value="20">
            <text:p>2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275">
            <text:p>1275</text:p>
          </table:table-cell>
          <table:table-cell office:value-type="float" office:value="602">
            <text:p>602</text:p>
          </table:table-cell>
          <table:table-cell table:formula="of:=(1 / ([.$H$52]*[.$H$33]) ) *([.F69]/[.E69])" office:value-type="float" office:value="0.818105711838404">
            <text:p>0,8181057118</text:p>
          </table:table-cell>
          <table:table-cell table:style-name="ce22" table:formula="of:=( [.G69] - ([.$H$31]/[.$H$29]) )/[.$H$32]" office:value-type="float" office:value="0.196305547160576">
            <text:p>0,1963</text:p>
          </table:table-cell>
          <table:table-cell table:style-name="Default" table:formula="of:=(12.1*[.$I$52]*[.H69]*2)/(273*1.38E-023)" office:value-type="float" office:value="1.11921129978204E+021">
            <text:p>1119211299782040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21</text:p>
          </table:table-cell>
          <table:table-cell table:style-name="ce3" office:value-type="float" office:value="15">
            <text:p>1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148">
            <text:p>1148</text:p>
          </table:table-cell>
          <table:table-cell office:value-type="float" office:value="505">
            <text:p>505</text:p>
          </table:table-cell>
          <table:table-cell table:formula="of:=(1 / ([.$H$52]*[.$H$33]) ) *([.F70]/[.E70])" office:value-type="float" office:value="0.762206430380081">
            <text:p>0,7622064304</text:p>
          </table:table-cell>
          <table:table-cell table:style-name="ce22" table:formula="of:=( [.G70] - ([.$H$31]/[.$H$29]) )/[.$H$32]" office:value-type="float" office:value="0.182212588492622">
            <text:p>0,1822</text:p>
          </table:table-cell>
          <table:table-cell table:style-name="Default" table:formula="of:=(12.1*[.$I$52]*[.H70]*2)/(273*1.38E-023)" office:value-type="float" office:value="1.03886207472609E+021">
            <text:p>1038862074726090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22</text:p>
          </table:table-cell>
          <table:table-cell table:style-name="ce3" office:value-type="float" office:value="10">
            <text:p>1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994">
            <text:p>994</text:p>
          </table:table-cell>
          <table:table-cell office:value-type="float" office:value="385">
            <text:p>385</text:p>
          </table:table-cell>
          <table:table-cell table:formula="of:=(1 / ([.$H$52]*[.$H$33]) ) *([.F71]/[.E71])" office:value-type="float" office:value="0.671115799946985">
            <text:p>0,6711157999</text:p>
          </table:table-cell>
          <table:table-cell table:style-name="ce22" table:formula="of:=( [.G71] - ([.$H$31]/[.$H$29]) )/[.$H$32]" office:value-type="float" office:value="0.159247418704372">
            <text:p>0,1592</text:p>
          </table:table-cell>
          <table:table-cell table:style-name="Default" table:formula="of:=(12.1*[.$I$52]*[.H71]*2)/(273*1.38E-023)" office:value-type="float" office:value="9.07929057803259E+020">
            <text:p>90792905780325900000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>
            <text:p>integrační doba 1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průměr z 20 měření</text:p>
          </table:table-cell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office:value-type="string">
            <text:p>nula úplně nakonec</text:p>
          </table:table-cell>
          <table:table-cell office:value-type="float" office:value="0.93">
            <text:p>0,93</text:p>
          </table:table-cell>
          <table:table-cell office:value-type="float" office:value="0.0082">
            <text:p>0,0082</text:p>
          </table:table-cell>
          <table:table-cell office:value-type="string">
            <text:p>Pa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otáčky vývěvy 473/sekundu</text:p>
          </table:table-cell>
          <table:table-cell/>
          <table:table-cell office:value-type="string">
            <text:p>turbomolekulární vývěv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Pozn.</text:p>
          </table:table-cell>
          <table:table-cell table:number-columns-repeated="1023"/>
        </table:table-row>
        <table:table-row table:style-name="ro2">
          <table:table-cell office:value-type="string">
            <text:p>čáry: O (3p - 5s) - 777 nm</text:p>
          </table:table-cell>
          <table:table-cell table:number-columns-repeated="1023"/>
        </table:table-row>
        <table:table-row table:style-name="ro2">
          <table:table-cell office:value-type="string">
            <text:p><text:s text:c="8"/>O (3p - 3s) - 844 n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apacitní měrka - není dobré měřit nulu (nastavit nulu na větší hodnotu a zkontrolovat aktuální nulu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a Temelínu jsou 2 kapacitron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ůtokoměry a regulátory průtok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oeficienty u průtokoměrů - ověřování průtokoměr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ndardní výstup generátorů 50 oh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/>přizpůsobovací člen v generátoru + napěťové ochrany; zapsat dodávaný výkon + odažený výkon pak odečís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10" office:value-type="string">
            <text:p>n1 = 7,29</text:p>
          </table:table-cell>
          <table:table-cell table:number-columns-repeated="1023"/>
        </table:table-row>
        <table:table-row table:style-name="ro6">
          <table:table-cell table:style-name="ce10" office:value-type="string">
            <text:p>n2 = 14,493</text:p>
          </table:table-cell>
          <table:table-cell table:number-columns-repeated="102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4">
        <office:forms form:automatic-focus="false" form:apply-design-mode="false"/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</table:table>
      <table:table table:name="List3" table:style-name="ta3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SHARED_FORMULA_3_11_3_11_0" table:base-cell-address="$List1.$D$12" table:expression="[.B12]-[.B$4]"/>
        <table:named-expression table:name="SHARED_FORMULA_4_11_4_11_0" table:base-cell-address="$List1.$E$12" table:expression="[.C12]-[.C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Kč</number:text>
    </number:number-style>
    <number:number-style style:name="N111">
      <number:text>-</number:text>
      <number:number number:decimal-places="0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Kč</number:text>
    </number:number-style>
    <number:number-style style:name="N114">
      <number:text>-</number:text>
      <number:number number: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  </number:text>
    </number:number-style>
    <number:number-style style:name="N123P1" style:volatile="true">
      <number:text>-</number:text>
      <number:number number:decimal-places="0" number:min-integer-digits="1" number:grouping="true"/>
      <number:text>      </number:text>
    </number:number-style>
    <number:number-style style:name="N123P2" style:volatile="true">
      <number:text> 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 Kč </number:text>
    </number:number-style>
    <number:number-style style:name="N127P1" style:volatile="true">
      <number:text>-</number:text>
      <number:number number:decimal-places="0" number:min-integer-digits="1" number:grouping="true"/>
      <number:text> Kč </number:text>
    </number:number-style>
    <number:number-style style:name="N127P2" style:volatile="true">
      <number:text> - Kč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  </number:text>
    </number:number-style>
    <number:number-style style:name="N131P1" style:volatile="true">
      <number:text>-</number:text>
      <number:number number:decimal-places="2" number:min-integer-digits="1" number:grouping="true"/>
      <number:text>      </number:text>
    </number:number-style>
    <number:number-style style:name="N131P2" style:volatile="true">
      <number:text> -</number:text>
      <number:number number: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Kč </number:text>
    </number:number-style>
    <number:number-style style:name="N135P1" style:volatile="true">
      <number:text>-</number:text>
      <number:number number:decimal-places="2" number:min-integer-digits="1" number:grouping="true"/>
      <number:text> Kč </number:text>
    </number:number-style>
    <number:number-style style:name="N135P2" style:volatile="true">
      <number:text> -</number:text>
      <number:number number:decimal-places="0" number:min-integer-digits="0"/>
      <number:text> Kč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">
      <number:number number:decimal-places="3" number:min-integer-digits="1"/>
    </number:number-style>
    <number:number-style style:name="N14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14T10:40:00</meta:creation-date>
    <dc:creator>Paulie </dc:creator>
    <dc:date>2012-07-27T11:22:18</dc:date>
    <meta:editing-duration>PT12H25M4S</meta:editing-duration>
    <meta:editing-cycles>56</meta:editing-cycles>
    <meta:generator>LibreOffice/3.5$Linux_x86 LibreOffice_project/350m1$Build-3</meta:generator>
    <meta:document-statistic meta:table-count="3" meta:cell-count="389" meta:object-count="0"/>
  </office:meta>
</office:document-meta>
</file>